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2" style:family="paragraph" style:parent-style-name="Standard">
      <style:paragraph-properties style:line-height-at-least="0.25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3" style:family="paragraph" style:parent-style-name="Standard">
      <style:paragraph-properties style:line-height-at-least="0.3472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4" style:family="paragraph" style:parent-style-name="Standard">
      <style:paragraph-properties style:line-height-at-least="0.25in" fo:text-align="start" style:justify-single-word="false" style:text-autospace="none"/>
      <style:text-properties fo:color="#999999"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5" style:family="paragraph" style:parent-style-name="Standard">
      <style:text-properties fo:font-size="16pt" style:font-size-asian="16pt" style:font-size-complex="16pt"/>
    </style:style>
    <style:style style:name="P6"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1pt" fo:font-style="italic" fo:font-weight="normal" style:font-name-asian="Verdana" style:font-size-asian="11pt" style:font-style-asian="italic" style:font-weight-asian="normal" style:font-name-complex="Verdana" style:font-size-complex="11pt" style:font-style-complex="italic" style:font-weight-complex="normal"/>
    </style:style>
    <style:style style:name="P7" style:family="paragraph" style:parent-style-name="Standard">
      <style:paragraph-properties fo:margin-top="0in" fo:margin-bottom="0.1665in" style:line-height-at-least="0.25in" fo:text-align="start" style:justify-single-word="false" style:text-autospace="none"/>
      <style:text-properties fo:font-size="24pt" fo:font-weight="bold" style:font-size-asian="24pt" style:font-weight-asian="bold" style:font-size-complex="24pt" style:font-weight-complex="bold"/>
    </style:style>
    <style:style style:name="P8"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9"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0"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11"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12"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3"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assic Meringue Cookies</text:p>
      <text:p text:style-name="P1">Makes 48 small cookies</text:p>
      <text:p text:style-name="P6">Meringues may be a little soft immediately after being removed from the oven but will stiffen as they cool. To minimize stickiness on humid or rainy days, allow the meringues to cool in a turned-off oven for an additional hour (for a total of 2) without opening the door, then transfer them immediately to airtight containers and seal. Cooled cookies can be kept in an airtight container for up to 2 weeks.</text:p>
      <text:p text:style-name="P2">INGREDIENTS</text:p>
      <text:p text:style-name="P2"/>
      <text:p text:style-name="P8"><text:span text:style-name="T1"><text:tab/><text:tab/>3/4</text:span><text:span text:style-name="T2"> cup sugar (5 1/4 ounces)</text:span></text:p>
      <text:p text:style-name="P8"><text:span text:style-name="T1"><text:tab/><text:tab/>2</text:span><text:span text:style-name="T2"> teaspoons cornstarch</text:span></text:p>
      <text:p text:style-name="P8"><text:span text:style-name="T1"><text:tab/><text:tab/>4</text:span><text:span text:style-name="T2"> large egg whites</text:span></text:p>
      <text:p text:style-name="P8"><text:span text:style-name="T1"><text:tab/><text:tab/>3/4</text:span><text:span text:style-name="T2"> teaspoon vanilla extract</text:span></text:p>
      <text:p text:style-name="P8"><text:span text:style-name="T1"><text:tab/><text:tab/>1/8</text:span><text:span text:style-name="T2"> teaspoon table salt</text:span></text:p>
      <text:p text:style-name="P8"><text:span text:style-name="T2"/></text:p>
      <text:p text:style-name="P2">INSTRUCTIONS</text:p>
      <text:p text:style-name="P10"><text:tab/><text:tab/>1. Adjust oven racks to upper-middle and lower-middle positions and heat oven to 225 degrees. Line 2 baking sheets with parchment paper. Combine sugar and cornstarch in small bowl.</text:p>
      <text:p text:style-name="P10"><text:tab/><text:tab/>2. In stand mixer fitted with whisk attachment, beat egg whites, vanilla, and salt at high speed until very soft peaks start to form (peaks should slowly lose their shape when whisk is removed), 30 to 45 seconds. With mixer running at medium speed, slowly add sugar mixture in steady stream down side of mixer bowl (process should take about 30 seconds). Stop mixer and scrape down sides and bottom of bowl with rubber spatula. Return mixer to high speed and beat until glossy, stiff peaks have formed, 30 to 45 seconds.</text:p>
      <text:p text:style-name="P10"><text:tab/><text:tab/>3. Working quickly, place meringue in pastry bag fitted <text:soft-page-break/>with 1/2-inch plain tip or large zipper-lock bag with 1/2 inch of corner cut off (see related content). Pipe meringues into 11/4-inch-wide mounds about 1 inch high on baking sheets, 6 rows of 4 meringues on each sheet. Bake 1 hour, rotating pans front to back and top to bottom halfway through baking. Turn off oven and allow meringues to cool in oven at least 1 hour. Remove from oven and let cool to room temperature before serving, about 10 minutes. </text:p>
      <text:p text:style-name="P3">TECHNIQUE</text:p>
      <text:p text:style-name="P9"><text:span text:style-name="T1"><text:tab/><text:tab/>STABILIZING MERINGUE WITH SUGAR </text:span><text:span text:style-name="T2">The key to glossy, even-textured meringue is adding sugar at just the right time.</text:span></text:p>
      <text:p text:style-name="P11"><text:tab/><text:tab/></text:p>
      <text:p text:style-name="P12"><text:span text:style-name="T1"><text:tab/><text:tab/>TOO SOON </text:span><text:span text:style-name="T2"> After 15 seconds, the egg whites begin to get foamy, but it’s too early to add the sugar.</text:span></text:p>
      <text:p text:style-name="P11"><text:tab/><text:tab/></text:p>
      <text:p text:style-name="P12"><text:span text:style-name="T1"><text:tab/><text:tab/>JUST RIGHT </text:span><text:span text:style-name="T2"> Adding sugar just as the foam starts to gain volume yields a stable, voluminous meringue.</text:span></text:p>
      <text:p text:style-name="P11"><text:tab/><text:tab/></text:p>
      <text:p text:style-name="P12"><text:span text:style-name="T1"><text:tab/><text:tab/>TOO LATE</text:span><text:span text:style-name="T2"> Adding sugar once the egg whites form stiff peaks will result in a gritty meringue.</text:span></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9-15T21:48:36</meta:creation-date>
    <dc:date>2011-09-15T21:53:12</dc:date>
    <dc:creator>Robert Houk</dc:creator>
    <meta:editing-duration>PT00H02M29S</meta:editing-duration>
    <meta:editing-cycles>3</meta:editing-cycles>
    <meta:generator>OpenOffice.org/3.2$Unix OpenOffice.org_project/320m18$Build-9502</meta:generator>
    <meta:document-statistic meta:table-count="0" meta:image-count="0" meta:object-count="0" meta:page-count="2" meta:paragraph-count="21" meta:word-count="386" meta:character-count="2247"/>
  </office:meta>
</office:document-meta>
</file>